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835in"/>
    </style:style>
    <style:style style:name="co2" style:family="table-column">
      <style:table-column-properties fo:break-before="auto" style:column-width="1.25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download files and back them up</text:p>
          </table:table-cell>
          <table:table-cell table:style-name="ce4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ough cut of best parts (write down the times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find a way to edit them in a good program (a program that can read quicktime, or some way to transform to another format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good edit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github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create github repo for notes</text:p>
          </table:table-cell>
          <table:table-cell table:style-name="ce4"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mit our notes to github (including this one)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add literature/link list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youtub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create youtube channel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think of a description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upload the file</text:p>
          </table:table-cell>
          <table:table-cell table:style-name="ce4"/>
          <table:table-cell table:number-columns-repeated="1022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agree on name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have some way of contacting us (email?)</text:p>
          </table:table-cell>
          <table:table-cell table:style-name="ce4"/>
          <table:table-cell table:number-columns-repeated="1022"/>
        </table:table-row>
        <table:table-row table:style-name="ro1" table:number-rows-repeated="981">
          <table:table-cell/>
          <table:table-cell table:style-name="ce4"/>
          <table:table-cell table:number-columns-repeated="1022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5:41:50.740104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19" meta:object-count="0"/>
  </office:meta>
</office:document-meta>
</file>